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font-weight="normal" officeooo:rsid="00147e77" officeooo:paragraph-rsid="00070206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Times New Roman" fo:font-size="12pt" fo:font-style="normal" style:text-underline-style="solid" style:text-underline-width="auto" style:text-underline-color="font-color" fo:font-weight="bold" officeooo:paragraph-rsid="00070206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text-properties style:font-name="Times New Roman" fo:font-size="12pt" fo:font-weight="bold" officeooo:rsid="0017b1d4" officeooo:paragraph-rsid="00070206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Times New Roman" fo:font-size="12pt" fo:font-weight="bold" officeooo:paragraph-rsid="00070206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Times New Roman" fo:font-size="12pt" fo:font-weight="bold" officeooo:rsid="0017a764" officeooo:paragraph-rsid="00070206" style:font-name-asian="TimesNewRomanPSMT" style:font-size-asian="12pt" style:font-weight-asian="bold" style:font-name-complex="TimesNewRomanPSMT" style:font-size-complex="12pt" style:font-weight-complex="bold"/>
    </style:style>
    <style:style style:name="P6" style:family="paragraph" style:parent-style-name="Standard">
      <style:text-properties style:font-name="Times New Roman" fo:font-size="12pt" fo:font-style="italic" fo:font-weight="bold" officeooo:rsid="0017b1d4" officeooo:paragraph-rsid="00070206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text-properties style:font-name="Times New Roman" fo:font-size="14pt" fo:font-weight="normal" officeooo:rsid="00147e77" officeooo:paragraph-rsid="00070206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Times New Roman" officeooo:paragraph-rsid="00070206"/>
    </style:style>
    <style:style style:name="P9" style:family="paragraph" style:parent-style-name="Standard" style:list-style-name="L1">
      <style:text-properties style:font-name="Times New Roman" fo:font-size="13pt" fo:font-weight="bold" officeooo:rsid="0017b1d4" officeooo:paragraph-rsid="00070206" style:font-size-asian="13pt" style:font-weight-asian="bold" style:font-size-complex="13pt" style:font-weight-complex="bold"/>
    </style:style>
    <style:style style:name="P10" style:family="paragraph" style:parent-style-name="Standard" style:list-style-name="L1">
      <style:text-properties style:font-name="Times New Roman" fo:font-size="13pt" fo:font-weight="bold" officeooo:rsid="00147e77" officeooo:paragraph-rsid="00070206" style:font-size-asian="13pt" style:font-weight-asian="bold" style:font-size-complex="13pt" style:font-weight-complex="bold"/>
    </style:style>
    <style:style style:name="P11" style:family="paragraph" style:parent-style-name="Standard" style:list-style-name="L1">
      <style:text-properties style:font-name="Times New Roman" fo:font-size="13pt" fo:font-weight="bold" officeooo:rsid="00162300" officeooo:paragraph-rsid="00070206" style:font-size-asian="13pt" style:font-weight-asian="bold" style:font-size-complex="13pt" style:font-weight-complex="bold"/>
    </style:style>
    <style:style style:name="P12" style:family="paragraph" style:parent-style-name="Standard" style:list-style-name="L1">
      <style:text-properties style:font-name="Times New Roman" fo:font-size="13pt" fo:font-weight="bold" officeooo:rsid="0017a764" officeooo:paragraph-rsid="00070206" style:font-name-asian="TimesNewRomanPSMT" style:font-size-asian="13pt" style:font-weight-asian="bold" style:font-name-complex="TimesNewRomanPSMT" style:font-size-complex="13pt" style:font-weight-complex="bold"/>
    </style:style>
    <style:style style:name="P13" style:family="paragraph" style:parent-style-name="Standard" style:list-style-name="L2">
      <style:text-properties style:font-name="Times New Roman" officeooo:paragraph-rsid="00070206"/>
    </style:style>
    <style:style style:name="P14" style:family="paragraph" style:parent-style-name="Standard" style:list-style-name="L1">
      <style:text-properties style:font-name="Times New Roman" fo:font-size="12pt" fo:font-style="italic" fo:font-weight="bold" officeooo:rsid="0017b1d4" officeooo:paragraph-rsid="00070206" style:font-size-asian="12pt" style:font-style-asian="italic" style:font-weight-asian="bold" style:font-size-complex="12pt" style:font-style-complex="italic" style:font-weight-complex="bold"/>
    </style:style>
    <style:style style:name="P15" style:family="paragraph" style:parent-style-name="Standard" style:list-style-name="L1">
      <style:text-properties style:font-name="Times New Roman" fo:font-size="12pt" fo:font-weight="normal" officeooo:rsid="00147e77" officeooo:paragraph-rsid="00070206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text-properties style:font-name="Times New Roman" fo:font-size="12pt" fo:font-weight="normal" officeooo:rsid="0017b1d4" officeooo:paragraph-rsid="00070206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text-properties style:font-name="Times New Roman" fo:font-size="12pt" fo:font-weight="normal" officeooo:rsid="001fe433" officeooo:paragraph-rsid="00070206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text-properties style:font-name="Times New Roman" fo:font-size="12pt" fo:font-weight="normal" officeooo:rsid="0017a764" officeooo:paragraph-rsid="00070206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Times New Roman" fo:font-size="12pt" fo:font-weight="normal" officeooo:rsid="0008055b" officeooo:paragraph-rsid="00070206" style:font-name-asian="TimesNewRomanPSMT" style:font-size-asian="12pt" style:font-weight-asian="normal" style:font-name-complex="TimesNewRomanPSMT" style:font-size-complex="12pt" style:font-weight-complex="normal"/>
    </style:style>
    <style:style style:name="P20" style:family="paragraph" style:parent-style-name="Standard" style:list-style-name="L1">
      <style:text-properties style:font-name="Times New Roman" fo:font-size="12pt" fo:font-weight="normal" officeooo:rsid="001955bf" officeooo:paragraph-rsid="00070206" style:font-name-asian="TimesNewRomanPSMT" style:font-size-asian="12pt" style:font-weight-asian="normal" style:font-name-complex="TimesNewRomanPSMT" style:font-size-complex="12pt" style:font-weight-complex="normal"/>
    </style:style>
    <style:style style:name="P21" style:family="paragraph" style:parent-style-name="Standard" style:list-style-name="L1">
      <style:text-properties style:font-name="Times New Roman" fo:font-size="12pt" fo:font-weight="normal" officeooo:rsid="0017b1d4" officeooo:paragraph-rsid="00070206" style:font-name-asian="TimesNewRomanPSMT" style:font-size-asian="12pt" style:font-weight-asian="normal" style:font-name-complex="TimesNewRomanPSMT" style:font-size-complex="12pt" style:font-weight-complex="normal"/>
    </style:style>
    <style:style style:name="P22" style:family="paragraph" style:parent-style-name="Standard" style:list-style-name="L1">
      <style:text-properties style:font-name="Times New Roman" fo:font-size="12pt" fo:font-weight="bold" officeooo:rsid="00147e77" officeooo:paragraph-rsid="00070206" style:font-size-asian="12pt" style:font-weight-asian="bold" style:font-size-complex="12pt" style:font-weight-complex="bold"/>
    </style:style>
    <style:style style:name="P23" style:family="paragraph" style:parent-style-name="Standard" style:list-style-name="L1">
      <style:text-properties style:font-name="Times New Roman" fo:font-size="12pt" fo:font-weight="bold" officeooo:paragraph-rsid="00070206" style:font-size-asian="12pt" style:font-weight-asian="bold" style:font-size-complex="12pt" style:font-weight-complex="bold"/>
    </style:style>
    <style:style style:name="P24" style:family="paragraph" style:parent-style-name="Standard" style:list-style-name="L1">
      <style:text-properties style:font-name="Times New Roman" fo:font-size="12pt" fo:font-weight="bold" officeooo:rsid="00162300" officeooo:paragraph-rsid="00070206" style:font-size-asian="12pt" style:font-weight-asian="bold" style:font-size-complex="12pt" style:font-weight-complex="bold"/>
    </style:style>
    <style:style style:name="P25" style:family="paragraph" style:parent-style-name="Standard" style:list-style-name="L1">
      <style:text-properties style:font-name="Times New Roman" fo:font-size="12pt" fo:font-weight="bold" officeooo:rsid="0017a764" officeooo:paragraph-rsid="00070206" style:font-name-asian="TimesNewRomanPSMT" style:font-size-asian="12pt" style:font-weight-asian="bold" style:font-name-complex="TimesNewRomanPSMT" style:font-size-complex="12pt" style:font-weight-complex="bold"/>
    </style:style>
    <style:style style:name="P26" style:family="paragraph" style:parent-style-name="Standard" style:list-style-name="L1">
      <style:text-properties style:font-name="Times New Roman" fo:font-size="12pt" fo:font-style="normal" fo:font-weight="bold" officeooo:rsid="00147e77" officeooo:paragraph-rsid="00070206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 style:list-style-name="L1">
      <style:text-properties style:font-name="Times New Roman" fo:font-size="12pt" fo:font-style="normal" fo:font-weight="bold" officeooo:rsid="0017b1d4" officeooo:paragraph-rsid="00070206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 style:list-style-name="L1">
      <style:text-properties style:font-name="Times New Roman" fo:font-size="12pt" fo:font-style="normal" fo:font-weight="normal" officeooo:rsid="00162300" officeooo:paragraph-rsid="00070206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de9ab"/>
    </style:style>
    <style:style style:name="T2" style:family="text">
      <style:text-properties officeooo:rsid="00147e77"/>
    </style:style>
    <style:style style:name="T3" style:family="text">
      <style:text-properties officeooo:rsid="00072218"/>
    </style:style>
    <style:style style:name="T4" style:family="text">
      <style:text-properties officeooo:rsid="0019bd2b"/>
    </style:style>
    <style:style style:name="T5" style:family="text">
      <style:text-properties fo:font-size="12pt" fo:font-weight="normal" officeooo:rsid="00147e77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072218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22373d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070206" style:font-size-asian="12pt" style:font-weight-asian="normal" style:font-size-complex="12pt" style:font-weight-complex="normal"/>
    </style:style>
    <style:style style:name="T9" style:family="text">
      <style:text-properties officeooo:rsid="0017b1d4"/>
    </style:style>
    <style:style style:name="T10" style:family="text">
      <style:text-properties fo:font-style="italic" officeooo:rsid="0017b1d4" style:font-style-asian="italic" style:font-style-complex="italic"/>
    </style:style>
    <style:style style:name="T11" style:family="text">
      <style:text-properties fo:font-style="italic" fo:font-weight="normal" officeooo:rsid="001fe433" style:font-style-asian="italic" style:font-weight-asian="normal" style:font-style-complex="italic" style:font-weight-complex="normal"/>
    </style:style>
    <style:style style:name="T12" style:family="text">
      <style:text-properties fo:font-style="normal" fo:font-weight="normal" officeooo:rsid="0017b1d4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bold" officeooo:rsid="0017b1d4" style:font-style-asian="normal" style:font-weight-asian="bold" style:font-style-complex="normal" style:font-weight-complex="bold"/>
    </style:style>
    <style:style style:name="T14" style:family="text">
      <style:text-properties fo:font-style="normal" officeooo:rsid="00072218" style:font-style-asian="normal" style:font-style-complex="normal"/>
    </style:style>
    <style:style style:name="T15" style:family="text">
      <style:text-properties fo:font-style="normal" officeooo:rsid="0017b1d4" style:font-style-asian="normal" style:font-style-complex="normal"/>
    </style:style>
    <style:style style:name="T16" style:family="text">
      <style:text-properties fo:font-style="normal" style:text-underline-style="solid" style:text-underline-width="auto" style:text-underline-color="font-color" officeooo:rsid="0017b1d4" style:font-style-asian="normal" style:font-style-complex="normal"/>
    </style:style>
    <style:style style:name="T17" style:family="text">
      <style:text-properties fo:font-weight="normal" officeooo:rsid="00147e77" style:font-weight-asian="normal" style:font-weight-complex="normal"/>
    </style:style>
    <style:style style:name="T18" style:family="text">
      <style:text-properties fo:font-weight="normal" officeooo:rsid="00072218" style:font-weight-asian="normal" style:font-weight-complex="normal"/>
    </style:style>
    <style:style style:name="T19" style:family="text">
      <style:text-properties fo:font-weight="normal" officeooo:rsid="00162300" style:font-weight-asian="normal" style:font-weight-complex="normal"/>
    </style:style>
    <style:style style:name="T20" style:family="text">
      <style:text-properties fo:font-weight="normal" officeooo:rsid="0017b1d4" style:font-weight-asian="normal" style:font-weight-complex="normal"/>
    </style:style>
    <style:style style:name="T21" style:family="text">
      <style:text-properties fo:font-weight="normal" officeooo:rsid="001955bf" style:font-weight-asian="normal" style:font-weight-complex="normal"/>
    </style:style>
    <style:style style:name="T22" style:family="text">
      <style:text-properties fo:font-weight="normal" officeooo:rsid="0008608a" style:font-weight-asian="normal" style:font-weight-complex="normal"/>
    </style:style>
    <style:style style:name="T23" style:family="text">
      <style:text-properties fo:font-weight="normal" officeooo:rsid="001fe433" style:font-weight-asian="normal" style:font-weight-complex="normal"/>
    </style:style>
    <style:style style:name="T24" style:family="text">
      <style:text-properties fo:font-weight="normal" officeooo:rsid="00070206" style:font-weight-asian="normal" style:font-weight-complex="normal"/>
    </style:style>
    <style:style style:name="T25" style:family="text">
      <style:text-properties fo:font-weight="normal" officeooo:rsid="0008055b" style:font-weight-asian="normal" style:font-weight-complex="normal"/>
    </style:style>
    <style:style style:name="T26" style:family="text">
      <style:text-properties fo:font-weight="normal" officeooo:rsid="0009a1d6" style:font-weight-asian="normal" style:font-weight-complex="normal"/>
    </style:style>
    <style:style style:name="T27" style:family="text">
      <style:text-properties officeooo:rsid="0008608a"/>
    </style:style>
    <style:style style:name="T28" style:family="text">
      <style:text-properties officeooo:rsid="0022499a"/>
    </style:style>
    <style:style style:name="T29" style:family="text">
      <style:text-properties fo:font-size="13pt" style:font-size-asian="13pt" style:font-size-complex="13pt"/>
    </style:style>
    <style:style style:name="T30" style:family="text">
      <style:text-properties officeooo:rsid="001fe433"/>
    </style:style>
    <style:style style:name="T31" style:family="text">
      <style:text-properties style:text-underline-style="solid" style:text-underline-width="auto" style:text-underline-color="font-color" officeooo:rsid="0017b1d4"/>
    </style:style>
    <style:style style:name="T32" style:family="text">
      <style:text-properties officeooo:rsid="00070206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TC_</text:span><text:span text:style-name="T32">Visualizza</text:span><text:span text:style-name="T3"> Bozza <text:s/>di Graduatoria 0</text:span><text:span text:style-name="T32">4</text:span></text:p>
      <text:p text:style-name="P7"/>
      <text:list xml:id="list32176925" text:style-name="L1">
        <text:list-item>
          <text:p text:style-name="P9">Nome del Test Case</text:p>
        </text:list-item>
      </text:list>
      <text:list xml:id="list32206621" text:style-name="L2">
        <text:list-header>
          <text:p text:style-name="P13"><text:span text:style-name="T5">Test Case TC_</text:span><text:span text:style-name="T8">Visualizza</text:span><text:span text:style-name="T6">BozzaDiGraduatoria</text:span><text:span text:style-name="T7">_0</text:span><text:span text:style-name="T8">4</text:span></text:p>
        </text:list-header>
      </text:list>
      <text:p text:style-name="P3"/>
      <text:list xml:id="list32181915" text:continue-list="list32176925" text:style-name="L1">
        <text:list-item>
          <text:p text:style-name="P10">Test Case <text:span text:style-name="T9">Specification Identifier</text:span></text:p>
        </text:list-item>
      </text:list>
      <text:p text:style-name="P4"><text:span text:style-name="T9"><text:tab/></text:span><text:span text:style-name="T10">Caso d'uso da testare</text:span></text:p>
      <text:p text:style-name="P4"><text:span text:style-name="T12"><text:tab/></text:span><text:span text:style-name="T17">UC_</text:span><text:span text:style-name="T18">ACC_3.</text:span><text:span text:style-name="T24">2</text:span><text:span text:style-name="T17"> –</text:span><text:span text:style-name="T19"> </text:span><text:span text:style-name="T26">Modifica</text:span><text:span text:style-name="T18"> Bozza di Graduatoria</text:span></text:p>
      <text:list xml:id="list32211610" text:continue-numbering="true" text:style-name="L1">
        <text:list-header>
          <text:p text:style-name="P14">Version date</text:p>
          <text:p text:style-name="P15">1<text:span text:style-name="T3">3</text:span>/12/12 </text:p>
          <text:p text:style-name="P14">Version number</text:p>
        </text:list-header>
      </text:list>
      <text:p text:style-name="P8"><text:span text:style-name="T9"><text:tab/></text:span>v. 1.0 </text:p>
      <text:p text:style-name="P6"><text:tab/>Version author</text:p>
      <text:p text:style-name="P1"><text:span text:style-name="T13"><text:tab/></text:span><text:span text:style-name="T14">Ferdinando Di Palma</text:span></text:p>
      <text:list xml:id="list32183628" text:continue-numbering="true" text:style-name="L1">
        <text:list-header>
          <text:p text:style-name="P15"/>
        </text:list-header>
        <text:list-item>
          <text:p text:style-name="P10">Elementi testati</text:p>
          <text:p text:style-name="P16">Il test riguarderà la componente <text:span text:style-name="T27">Gestione Graduatorie</text:span>, in particolare la funzionalità di<text:span text:style-name="T28"> </text:span><text:span text:style-name="T32">visualizzazione</text:span><text:span text:style-name="T27"> dell</text:span><text:span text:style-name="T32">e</text:span><text:span text:style-name="T27"> bozz</text:span><text:span text:style-name="T32">e</text:span><text:span text:style-name="T27"> di Graduatoria all'interno del sistema</text:span></text:p>
          <text:p text:style-name="P14">Riferimenti</text:p>
        </text:list-item>
      </text:list>
      <text:p text:style-name="P1"><text:tab/><text:span text:style-name="T9">Specifica dei requisiti</text:span></text:p>
      <text:p text:style-name="P1"/>
      <text:list xml:id="list32191576" text:continue-numbering="true" text:style-name="L1">
        <text:list-item>
          <text:p text:style-name="P22"><text:span text:style-name="T29">Input</text:span> </text:p>
          <text:p text:style-name="P23"><text:span text:style-name="T10">Data </text:span><text:span text:style-name="T11">-</text:span></text:p>
          <text:p text:style-name="P23"><text:span text:style-name="T10">Tables</text:span><text:span text:style-name="T9"> </text:span><text:span text:style-name="T30">-</text:span></text:p>
          <text:p text:style-name="P23"><text:span text:style-name="T10">Human</text:span><text:span text:style-name="T9"> </text:span><text:span text:style-name="T10">Action</text:span></text:p>
          <text:p text:style-name="P26"><text:span text:style-name="T20">L'utente visita l</text:span><text:span text:style-name="T21">a pagina</text:span><text:span text:style-name="T20"> di </text:span><text:span text:style-name="T24">Visualizza</text:span><text:span text:style-name="T22"> bozza di Graduatoria</text:span></text:p>
          <text:p text:style-name="P23"><text:span text:style-name="T10">Condition</text:span><text:span text:style-name="T9"> </text:span></text:p>
          <text:list>
            <text:list-header>
              <text:p text:style-name="P27">States</text:p>
              <text:list>
                <text:list-header>
                  <text:p text:style-name="P26"><text:span text:style-name="T31">Initial</text:span><text:span text:style-name="T9">: </text:span><text:span text:style-name="T20">Connessione dati attiva</text:span></text:p>
                  <text:p text:style-name="P26"><text:span text:style-name="T31">Intermediate</text:span><text:span text:style-name="T9">: </text:span><text:span text:style-name="T20">Connessione dati attiva</text:span></text:p>
                  <text:p text:style-name="P23"><text:span text:style-name="T16">Final</text:span><text:span text:style-name="T15">: </text:span><text:span text:style-name="T12">Connessione dati attiva</text:span></text:p>
                </text:list-header>
              </text:list>
              <text:p text:style-name="P27">Files</text:p>
              <text:list>
                <text:list-header>
                  <text:p text:style-name="P26"><text:span text:style-name="T31">Database</text:span><text:span text:style-name="T9">: </text:span></text:p>
                  <text:p text:style-name="P26"><text:span text:style-name="T31">Control files</text:span><text:span text:style-name="T9">: </text:span><text:span text:style-name="T20"><text:s/></text:span></text:p>
                  <text:p text:style-name="P26"><text:span text:style-name="T31">Transaction files</text:span><text:span text:style-name="T9">: </text:span></text:p>
                </text:list-header>
              </text:list>
            </text:list-header>
          </text:list>
          <text:p text:style-name="P14">Relationship</text:p>
          <text:p text:style-name="P14">Timing</text:p>
          <text:p text:style-name="P28"/>
        </text:list-item>
        <text:list-item>
          <text:p text:style-name="P11">Output</text:p>
          <text:p text:style-name="P23"><text:span text:style-name="T10">Tables</text:span><text:span text:style-name="T9"> -</text:span></text:p>
          <text:p text:style-name="P17">Il sistema<text:span text:style-name="T4"> visualizza correttamente la </text:span><text:span text:style-name="T32">lista di bozze di Graduatoria salvate nel sistema</text:span></text:p>
          <text:p text:style-name="P24"><text:span text:style-name="T10">Human</text:span><text:span text:style-name="T9"> </text:span><text:span text:style-name="T10">Action</text:span></text:p>
          <text:p text:style-name="P23"><text:span text:style-name="T10">Condition</text:span><text:span text:style-name="T9"> </text:span></text:p>
          <text:list>
            <text:list-header>
              <text:p text:style-name="P27">States</text:p>
              <text:list>
                <text:list-header>
                  <text:p text:style-name="P26"><text:span text:style-name="T31">Initial</text:span><text:span text:style-name="T9">: </text:span></text:p>
                  <text:p text:style-name="P26"><text:span text:style-name="T31">Intermediate</text:span><text:span text:style-name="T9">: </text:span></text:p>
                  <text:p text:style-name="P23"><text:span text:style-name="T16">Final</text:span><text:span text:style-name="T15">: </text:span></text:p>
                </text:list-header>
              </text:list>
              <text:p text:style-name="P27">Files</text:p>
              <text:list>
                <text:list-header>
                  <text:p text:style-name="P26"><text:span text:style-name="T31">Database</text:span><text:span text:style-name="T9">: </text:span></text:p>
                  <text:p text:style-name="P26"><text:span text:style-name="T31">Control files</text:span><text:span text:style-name="T9">: </text:span><text:span text:style-name="T20"><text:s/></text:span></text:p>
                  <text:p text:style-name="P26"><text:span text:style-name="T31">Transaction files</text:span><text:span text:style-name="T9">: </text:span></text:p>
                </text:list-header>
              </text:list>
            </text:list-header>
          </text:list>
          <text:p text:style-name="P14">Relationship</text:p>
          <text:p text:style-name="P14"><text:soft-page-break/>Timing</text:p>
          <text:p text:style-name="P14">Response Time</text:p>
          <text:p text:style-name="P14">Duration</text:p>
          <text:p text:style-name="P18"/>
        </text:list-item>
        <text:list-item>
          <text:p text:style-name="P25"><text:span text:style-name="T29">Test frame</text:span> </text:p>
        </text:list-item>
      </text:list>
      <text:p text:style-name="P5"><text:tab/><text:span text:style-name="T23">Tabella: dati </text:span><text:span text:style-name="T25">esatti</text:span></text:p>
      <text:p text:style-name="P19"/>
      <text:list xml:id="list32188478" text:continue-numbering="true" text:style-name="L1">
        <text:list-item>
          <text:p text:style-name="P12">Vincoli ambientali</text:p>
          <text:p text:style-name="P20">Connessione <text:span text:style-name="T30">con il database</text:span></text:p>
          <text:p text:style-name="P21"/>
        </text:list-item>
        <text:list-item>
          <text:p text:style-name="P12">Requisiti procedurali speciali</text:p>
          <text:p text:style-name="P21">Non ci sono particolari procedure speciali.</text:p>
          <text:p text:style-name="P21"/>
        </text:list-item>
        <text:list-item>
          <text:p text:style-name="P12">Dipendenze da altri Test Case</text:p>
          <text:p text:style-name="P21">Non ci sono particolari <text:span text:style-name="T1">dipendenze</text:span> <text:span text:style-name="T1">da altri casi di test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3T11:16:36.58</meta:creation-date>
    <dc:date>2012-12-13T12:06:04</dc:date>
    <meta:editing-duration>PT2M20S</meta:editing-duration>
    <meta:editing-cycles>3</meta:editing-cycles>
    <meta:generator>LibreOffice/3.6$Windows_x86 LibreOffice_project/da8c1e6-fd468f4-454e206-f42a4a9-143cfd</meta:generator>
    <meta:document-statistic meta:table-count="0" meta:image-count="0" meta:object-count="0" meta:page-count="2" meta:paragraph-count="57" meta:word-count="180" meta:character-count="1261" meta:non-whitespace-character-count="1122"/>
  </office:meta>
</office:document-meta>
</file>